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08</text:p>
      <text:p text:style-name="P1"/>
      <text:p text:style-name="P2">Etap I</text:p>
      <text:p text:style-name="P2"/>
      <text:p text:style-name="P3">jakie są języki urzędowe w Watykanie <text:s text:c="51"/><text:span text:style-name="T1"><text:s/>włoski i łacina</text:span></text:p>
      <text:p text:style-name="P3">pleciuga to żółto niebieska papugi czy potoczna nazwa osoby gadatliwej <text:s text:c="5"/><text:span text:style-name="T1">drugie </text:span></text:p>
      <text:p text:style-name="P3">na przełomie XIX/XX żyło i tworzyło dwóch Stanisławów Witkiewiczów, ojciec i syn, ktory znany jest jako Witkacy <text:s text:c="68"/><text:span text:style-name="T1"><text:s/>syn</text:span></text:p>
      <text:p text:style-name="P3">czy na obszarze Polski wyst. depresje <text:s text:c="18"/></text:p>
      <text:p text:style-name="P3">komu Bóg podarował tablice na górze Synaj <text:s text:c="47"/><text:span text:style-name="T1">Mojżesz</text:span></text:p>
      <text:p text:style-name="P3">ile wynosi pierwiastek kwadratowy z 64 <text:s text:c="53"/><text:span text:style-name="T1">osiem</text:span></text:p>
      <text:p text:style-name="P3">jak w patriotycznej tradycji nazywamy młodocianych obrońców Lwowa <text:s/><text:span text:style-name="T1">orlęta lwowskie</text:span></text:p>
      <text:p text:style-name="P3">czy w polskim prawie pracy występuje pojęcie urlopu ojcowskiego <text:s text:c="9"/><text:span text:style-name="T1"><text:s/>TAK</text:span></text:p>
      <text:p text:style-name="P3">co przeszkadza złej baletnicy <text:s text:c="69"/><text:span text:style-name="T1"><text:s/>rąbe</text:span></text:p>
      <text:p text:style-name="P3">kto udusił Desdemonę <text:s text:c="79"/><text:span text:style-name="T1"><text:s/>Otello</text:span></text:p>
      <text:p text:style-name="P3">jakie ogórki dodaje się do sosu tatarskiego świeże czy korniszony <text:s text:c="10"/><text:span text:style-name="T1"><text:s/>kiszone <text:s/></text:span><text:s text:c="10"/></text:p>
      <text:p text:style-name="P3">dzielnicą którego miasta jest Żoliborz <text:s text:c="54"/><text:span text:style-name="T1"><text:s/>Warszawa</text:span></text:p>
      <text:p text:style-name="P3">Aleksander Wierietelny to trener skoków czy biegów narciarskich <text:s text:c="9"/><text:span text:style-name="T1"><text:s/>biegi</text:span></text:p>
      <text:p text:style-name="P3">kto zagrał rolę JPII w filmie Karol. Człowiek który zostal papieżem <text:s text:c="7"/><text:span text:style-name="T1">Adamczyk</text:span> </text:p>
      <text:p text:style-name="P3">nazwa którego tańca wyst. w tytule sztuki Mrożka <text:s text:c="33"/><text:span text:style-name="T1"><text:s text:c="2"/>tango</text:span></text:p>
      <text:p text:style-name="P3">Gibraltar jest terytorium zamorskim którego państwa <text:s text:c="28"/><text:span text:style-name="T1"><text:s text:c="2"/>Wlk. Brytania</text:span></text:p>
      <text:p text:style-name="P3">kto panował w czasie obrad Sejmu Czteroletniego <text:s text:c="34"/><text:span text:style-name="T1"><text:s/>Poniatowski</text:span></text:p>
      <text:p text:style-name="P3">bohemistyka to nauka zajmująca się którym językiem <text:s text:c="30"/><text:span text:style-name="T1">czeskim</text:span></text:p>
      <text:p text:style-name="P3">pod jakim kątem przecinają się przekątne rombu <text:s text:c="37"/><text:span text:style-name="T1"><text:s text:c="2"/>prosty</text:span></text:p>
      <text:p text:style-name="P3">do której dynastii należał Piotr I Wielki <text:s text:c="54"/><text:span text:style-name="T1">Romanowowie</text:span> </text:p>
      <text:p text:style-name="P2"/>
      <text:p text:style-name="P2">Etap II</text:p>
      <text:p text:style-name="P2"/>
      <text:p text:style-name="P3">wymien nazwy trzech oceanów <text:s text:c="66"/></text:p>
      <text:p text:style-name="P3">czy goryle należą do rodziny małp wąskonosych <text:s text:c="38"/><text:span text:style-name="T1">TAK</text:span></text:p>
      <text:p text:style-name="P3">ile rozkazów miał spełnic Mefistofeles <text:s text:c="53"/><text:span text:style-name="T1"><text:s/>trzy </text:span></text:p>
      <text:p text:style-name="P3">w którym mieście nad Wisłą leży most Wandy <text:s text:c="40"/><text:span text:style-name="T1"><text:s/>Kraków</text:span> <text:s text:c="28"/></text:p>
      <text:p text:style-name="P3">władcą którego ludu był Attyla <text:s text:c="66"/><text:span text:style-name="T1">Hunowie</text:span></text:p>
      <text:p text:style-name="P3">które wyrażenie jest poprawne za pomocą czy przy pomocy kolegów <text:s/>(<text:span text:style-name="T1">za pomocą czegoś, przy pomocy kogoś) </text:span></text:p>
      <text:p text:style-name="P3">który papież ujawnił treść III tajemnicy fatimskiej <text:s text:c="35"/><text:span text:style-name="T1">JPII</text:span></text:p>
      <text:p text:style-name="P3">jak nazywa się indyjska bogini symbolizująca zniszczenie <text:s text:c="22"/><text:span text:style-name="T1">Kali</text:span></text:p>
      <text:p text:style-name="P3">w którym roku miał miejsce krach na Wall Street <text:s text:c="35"/><text:span text:style-name="T1"><text:s/>1929 r</text:span></text:p>
      <text:p text:style-name="P3">kto jest autorem XVI wiecznego dzieła Utopia <text:s text:c="41"/><text:span text:style-name="T1">Moore</text:span></text:p>
      <text:p text:style-name="P3">Thomas More był katolikiem czy anglikaninem <text:s text:c="37"/></text:p>
      <text:p text:style-name="P3">jak z niemieckiego nazywa się ciepły i porywisty wiatr od gór <text:s text:c="16"/><text:span text:style-name="T1">fen</text:span></text:p>
      <text:p text:style-name="P3">który kontynent ma największą powierzchnię</text:p>
      <text:p text:style-name="P3">czy w Polsce widać na niebie krzyż Południa <text:s text:c="42"/><text:span text:style-name="T1"><text:s/>Nie </text:span></text:p>
      <text:p text:style-name="P3">w której miejscowości zachowały sie fragmenty zamku Kazimierza Wielkiego z mysią wieżą <text:s text:c="105"/><text:span text:style-name="T1"><text:s/>Kruszwica</text:span></text:p>
      <text:p text:style-name="P3">nad którym morzem leży Jałta <text:s text:c="67"/><text:span text:style-name="T1">Czarne</text:span></text:p>
      <text:p text:style-name="P3">i śmiech niekiedy może być nauką <text:s text:c="57"/><text:span text:style-name="T1">Krasicki</text:span></text:p>
      <text:p text:style-name="P3"><text:soft-page-break/>erystyka to sztuka prowadzenia sporów, moralne prawo do zemsty <text:s text:c="6"/><text:span text:style-name="T1"><text:s/>pierwsze</text:span></text:p>
      <text:p text:style-name="P3">od którego wieku Sofia jest stolicą Bułgarii <text:s text:c="41"/><text:span text:style-name="T1"><text:s text:c="2"/>XIX w.</text:span></text:p>
      <text:p text:style-name="P3">kto jest autorem dwu listów do Koryntian <text:s text:c="45"/><text:span text:style-name="T1"><text:s/>św. Paweł </text:span></text:p>
      <text:p text:style-name="P3">czy obraz Rafaela Madonna Sykstyńska został namalowany na zamówienie do kaplicy sykstyńskiej do Watykanu <text:s text:c="70"/><text:span text:style-name="T1"><text:s/>NIE </text:span></text:p>
      <text:p text:style-name="P3">na przełomie których wieków zył Rob Roy <text:s text:c="44"/><text:span text:style-name="T1">XVII/XVIII</text:span></text:p>
      <text:p text:style-name="P3">PZL 37 Łoś to myśliwiec, bombowiec czy pasażerski <text:s text:c="28"/><text:span text:style-name="T1">bombowiec </text:span></text:p>
      <text:p text:style-name="P3">jaki stopień pokrewieństwa łączył Agamemnona i Menelaosa <text:s text:c="13"/><text:span text:style-name="T1"><text:s text:c="3"/>bracia</text:span></text:p>
      <text:p text:style-name="P3">co chciał zobaczyć pan maluśkiewicz od Tuwima gdy wyruszał w świat <text:span text:style-name="T1"><text:s/>wieloryba</text:span></text:p>
      <text:p text:style-name="P3">ile żona miał Władysław Jagiełło <text:s text:c="59"/><text:span text:style-name="T1"><text:s text:c="2"/>cztery</text:span></text:p>
      <text:p text:style-name="P3">w którym kraju toczy się akcja opery Poławiacze pereł <text:s text:c="26"/><text:span text:style-name="T1">Sri Lanka</text:span></text:p>
      <text:p text:style-name="P3">jak nazywa się muzułmański sędzia <text:s text:c="56"/><text:span text:style-name="T1"><text:s/>kadi</text:span></text:p>
      <text:p text:style-name="P3">polor to inaczej ogłada towarzyska czy strach przed technologią <text:s text:c="11"/><text:span text:style-name="T1"><text:s/>ogłada</text:span></text:p>
      <text:p text:style-name="P3">którym z kolei dalajlamą jest obecny <text:s text:c="54"/><text:span text:style-name="T1"><text:s/>XIV</text:span></text:p>
      <text:p text:style-name="P3">którego polskiego króla zagrał Jerzy Zelnik w serialu Królowa Bona <text:s text:c="5"/><text:span text:style-name="T1">Zygmunt August</text:span></text:p>
      <text:p text:style-name="P3">prosze podać skrót nazwy skrajnie lewicowej baskijskiej organizacji terorrystycznej <text:s text:c="3"/><text:span text:style-name="T1">ETA</text:span></text:p>
      <text:p text:style-name="P3">kto wyrzeźbił posąg kobiety w której zakochał się Pigmalion <text:s text:c="17"/><text:span text:style-name="T1">on sam</text:span></text:p>
      <text:p text:style-name="P3">czy samce kangurów mają torbę na brzuchu <text:s text:c="45"/><text:span text:style-name="T1">NIE ma</text:span></text:p>
      <text:p text:style-name="P3">który polski lekarz jest autorem książki dla dzieci Kajtuś czarodziej <text:s text:c="7"/><text:span text:style-name="T1">Korczak</text:span></text:p>
      <text:p text:style-name="P3">w którym mieście znajduje się główna siedziba Międzynarodowego Czerwonego Krzyża <text:s text:c="6"/></text:p>
      <text:p text:style-name="P4">Genewa </text:p>
      <text:p text:style-name="P3">jak po polsku brzmi wyrażenie mens sana in corpore sano <text:s text:c="16"/><text:span text:style-name="T1">w zdrowym ciele....</text:span></text:p>
      <text:p text:style-name="P3">Emi Leibovitz zajmuje się aktorstwem czy fotografią <text:s text:c="21"/><text:span text:style-name="T1"><text:s text:c="3"/>fotografią</text:span></text:p>
      <text:p text:style-name="P3">z czego wykonana jest piłka którą grają zawodnicy polo <text:s text:c="19"/><text:span text:style-name="T1">drewniana</text:span></text:p>
      <text:p text:style-name="P3">jak nazywa się zrzeszenie rzemieślników jednego zawodu <text:s text:c="12"/></text:p>
      <text:p text:style-name="P3">w którym wieku pojawił się pierwszy antypapież w historii Kościoła <text:s text:c="8"/><text:span text:style-name="T1"><text:s/>III w</text:span></text:p>
      <text:p text:style-name="P2"/>
      <text:p text:style-name="P2">Etap III </text:p>
      <text:p text:style-name="P2"/>
      <text:p text:style-name="P3">postać z Potopu, litwin, miał urwaną stopę, kuternoga <text:s text:c="22"/><text:span text:style-name="T1"><text:s text:c="2"/>Butrym</text:span></text:p>
      <text:p text:style-name="P3">Krynica morska leży na mierzei wiślanej czy na półwyspie helskim <text:s text:c="6"/></text:p>
      <text:p text:style-name="P3">jak nazywało się niemieckie lotnictwo wojskowe podczas II WŚ <text:s text:c="10"/><text:span text:style-name="T1"><text:s text:c="4"/>Luftwaffe</text:span></text:p>
      <text:p text:style-name="P3">czy curling jest dyscypliną olimpijską <text:s text:c="57"/><text:span text:style-name="T1">TAK</text:span></text:p>
      <text:p text:style-name="P3">portret którego polskiego bohatera narodowego leżał w kajucie kapitana Nemo w powieście Verne'a <text:s text:c="105"/><text:span text:style-name="T1">Kościuszki</text:span></text:p>
      <text:p text:style-name="P3">jakiego koloru są nogi bociana białego <text:s text:c="55"/><text:span text:style-name="T1">czerwone</text:span> </text:p>
      <text:p text:style-name="P3">czy Julian Ordon zginął podczas powstania listopadowego <text:s text:c="24"/><text:span text:style-name="T1">NIE </text:span></text:p>
      <text:p text:style-name="P3">jak ma na imię syn brytyjskiej królowej, <text:s/>były mąż <text:s text:c="2"/>Sary Fergusson <text:s text:c="6"/><text:span text:style-name="T1"><text:s text:c="2"/>książę Andrzej</text:span></text:p>
      <text:p text:style-name="P3">Pompeje zostały zniszczone przez wybuch Etny czy Wezuwiusza <text:s text:c="13"/><text:span text:style-name="T1">drugie</text:span></text:p>
      <text:p text:style-name="P3">czy w skład chóru rewelersów wchodza kobiety <text:s text:c="40"/><text:span text:style-name="T1"><text:s/>NIE </text:span></text:p>
      <text:p text:style-name="P3">jak z j. angielskiego określa się w piłce nożnej rzut rożny <text:s text:c="24"/><text:span text:style-name="T1"><text:s text:c="2"/>korner</text:span></text:p>
      <text:p text:style-name="P3">co ile lat katolik powienien przystępować do bierzmowania <text:s text:c="22"/><text:span text:style-name="T1"><text:s/>raz w życiu</text:span></text:p>
      <text:p text:style-name="P3">jak nazywał się diabek którego tropami podążał Melchior Wańkowicz <text:s text:c="6"/><text:span text:style-name="T1">Smętek</text:span></text:p>
      <text:p text:style-name="P3">kochanką którego polskiego króla była Estera <text:s text:c="43"/><text:span text:style-name="T1"><text:s/>Kazmierz Wielki</text:span></text:p>
      <text:p text:style-name="P3">jak nazywa się oficer kierujący służbą zaopatrzenia <text:s text:c="42"/><text:span text:style-name="T1">kwatermistrz</text:span></text:p>
      <text:p text:style-name="P3">Moguncja to nazwa kraju związkowego niemieckiego czy <text:s/>nazwa <text:s/>stolicy <text:s text:c="8"/><text:span text:style-name="T1"><text:s/>stolica </text:span><text:s/></text:p>
      <text:p text:style-name="P3">jak nazywał się starożytny filozof który powiedział: nie ma przyjaciół ten kto ma ich wielu <text:span text:style-name="T1">Arystoteles</text:span></text:p>
      <text:p text:style-name="P3"><text:soft-page-break/>Beethoven zaczął tracić wzrok czy słuch w wieku 30 lat <text:s text:c="40"/><text:span text:style-name="T1"><text:s text:c="2"/>słuch</text:span></text:p>
      <text:p text:style-name="P3">w którym roku Wałęsa otrzymał pokojową nagrodę Nobla <text:s text:c="24"/><text:span text:style-name="T1"><text:s/>1983</text:span></text:p>
      <text:p text:style-name="P3">rodzina Forresterów to bohaterowie którego serialu <text:s text:c="35"/><text:span text:style-name="T1"><text:s/>Moda na sukces</text:span></text:p>
      <text:p text:style-name="P3">jak nazywał się japoński cesarz który rządził podczas II WŚ <text:s text:c="23"/><text:span text:style-name="T1"><text:s/>Hirochito</text:span></text:p>
      <text:p text:style-name="P3">prosze wymienić jedną z dwóch zatokokalających półwysep Synaj <text:s text:c="14"/><text:span text:style-name="T1">sueska i Akaba</text:span></text:p>
      <text:p text:style-name="P3">specyficzne wymawianie ktorej spółgłoski jest określane grasejowanie <text:s text:c="7"/><text:span text:style-name="T1"><text:s/>literka r</text:span></text:p>
      <text:p text:style-name="P3">na przełomie których wieków żył bp Dantyszek, doradca króla Zygmunta Starego <text:span text:style-name="T1">XV/XVI</text:span></text:p>
      <text:p text:style-name="P3">nad którą rzeką leży Głogów <text:s text:c="76"/><text:span text:style-name="T1">Odra</text:span></text:p>
      <text:p text:style-name="P3">czy trawy występują na wszystkich kontynentach <text:s text:c="42"/><text:span text:style-name="T1"><text:s/>TAK</text:span></text:p>
      <text:p text:style-name="P3">jaki jest główny składnik rosyjkiej zupy zwanej ucha <text:s text:c="37"/><text:span text:style-name="T1"><text:s/>ryby</text:span></text:p>
      <text:p text:style-name="P3">jakiego koloru były krzyże na płaszczach templariuszy <text:s text:c="35"/><text:span text:style-name="T1">czerwone</text:span> </text:p>
      <text:p text:style-name="P3">w których szekpirowskim dramacie występują Merkucjo, Tybalt <text:s text:c="19"/><text:span text:style-name="T1">Romeo i Julia</text:span> <text:s text:c="1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8T17:00:05.10</meta:creation-date>
    <dc:date>2014-08-28T17:52:58.70</dc:date>
    <meta:editing-duration>PT00H18M33S</meta:editing-duration>
    <meta:editing-cycles>2</meta:editing-cycles>
    <meta:generator>OpenOffice.ux.pl/3.1$Win32 OpenOffice.org_project/310m11$Build-39399</meta:generator>
    <meta:document-statistic meta:table-count="0" meta:image-count="0" meta:object-count="0" meta:page-count="3" meta:paragraph-count="95" meta:word-count="842" meta:character-count="8772"/>
  </office:meta>
</office:document-meta>
</file>